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DejaVu Sans Mono1" svg:font-family="'DejaVu Sans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bevel" draw:fill="solid" draw:fill-color="#cfcfcf"/>
    </style:style>
    <style:style style:name="gr2" style:family="graphic" style:parent-style-name="standard">
      <style:graphic-properties draw:stroke="solid" svg:stroke-width="0.035cm" svg:stroke-color="#000000" draw:stroke-linejoin="bevel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ff0000" draw:stroke-linejoin="bevel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ff00" draw:stroke-linejoin="bevel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stroke-linejoin="bevel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ff00" draw:stroke-linejoin="bevel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1.342cm"/>
    </style:style>
    <style:style style:name="gr11" style:family="graphic" style:parent-style-name="standard">
      <style:graphic-properties draw:stroke="solid" svg:stroke-color="#000000" draw:fill="none" draw:fill-color="#ffffff" fo:min-height="0.412cm"/>
    </style:style>
    <style:style style:name="gr12" style:family="graphic" style:parent-style-name="standard">
      <style:graphic-properties draw:stroke="solid" svg:stroke-color="#000000" draw:fill="none" draw:fill-color="#ffffff" fo:min-height="0.502cm"/>
    </style:style>
    <style:style style:name="gr13" style:family="graphic" style:parent-style-name="standard">
      <style:graphic-properties draw:stroke="solid" svg:stroke-color="#000000" draw:fill="none" draw:fill-color="#ffffff" fo:min-height="0.385cm"/>
    </style:style>
    <style:style style:name="gr14" style:family="graphic" style:parent-style-name="standard">
      <style:graphic-properties draw:stroke="solid" svg:stroke-color="#000000" draw:fill="none" draw:fill-color="#ffffff" fo:min-height="0.537cm"/>
    </style:style>
    <style:style style:name="gr15" style:family="graphic" style:parent-style-name="standard">
      <style:graphic-properties draw:stroke="solid" svg:stroke-color="#000000" draw:fill="none" draw:fill-color="#ffffff" fo:min-height="0.861cm"/>
    </style:style>
    <style:style style:name="gr16" style:family="graphic" style:parent-style-name="standard">
      <style:graphic-properties draw:stroke="solid" svg:stroke-color="#000000" draw:fill="none" draw:fill-color="#ffffff" fo:min-height="1.05cm"/>
    </style:style>
    <style:style style:name="gr17" style:family="graphic" style:parent-style-name="standard">
      <style:graphic-properties draw:stroke="solid" svg:stroke-color="#000000" draw:fill="none" draw:fill-color="#ffffff" fo:min-height="1.099cm"/>
    </style:style>
    <style:style style:name="gr18" style:family="graphic" style:parent-style-name="objectwithoutfill">
      <style:graphic-properties svg:stroke-width="0.05cm" svg:stroke-color="#ff0000" draw:marker-start-width="0.275cm" draw:marker-end="Arrow" draw:marker-end-width="0.22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line-height="100%" fo:text-align="center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DejaVu Sans Mono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DejaVu Sans Mon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polyline draw:style-name="gr1" draw:layer="layout" svg:width="55.773cm" svg:height="27.763cm" svg:x="0cm" svg:y="0cm" svg:viewBox="0 0 55774 27764" draw:points="0,0 55774,0 55774,27764 0,27764 0,0">
          <text:p/>
        </draw:polyline>
        <draw:g>
          <draw:polyline draw:style-name="gr2" draw:layer="layout" svg:width="1.719cm" svg:height="1.719cm" svg:x="7.877cm" svg:y="5.29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8.137cm" svg:y="5.55cm" svg:viewBox="0 0 1200 1200" draw:points="1200,600 1154,371 1024,176 830,46 600,0 370,46 176,176 46,371 0,600 46,829 176,1024 370,1154 600,1200 830,1154 1024,1024 1154,829 1200,600">
            <text:p/>
          </draw:polyline>
          <draw:line draw:style-name="gr2" draw:layer="layout" svg:x1="8.201cm" svg:y1="5.893cm" svg:x2="8.481cm" svg:y2="5.613cm">
            <text:p/>
          </draw:line>
          <draw:line draw:style-name="gr2" draw:layer="layout" svg:x1="8.15cm" svg:y1="6.085cm" svg:x2="8.673cm" svg:y2="5.562cm">
            <text:p/>
          </draw:line>
          <draw:line draw:style-name="gr2" draw:layer="layout" svg:x1="8.152cm" svg:y1="6.224cm" svg:x2="8.812cm" svg:y2="5.564cm">
            <text:p/>
          </draw:line>
          <draw:line draw:style-name="gr2" draw:layer="layout" svg:x1="8.176cm" svg:y1="6.343cm" svg:x2="8.931cm" svg:y2="5.588cm">
            <text:p/>
          </draw:line>
          <draw:line draw:style-name="gr2" draw:layer="layout" svg:x1="8.222cm" svg:y1="6.437cm" svg:x2="9.025cm" svg:y2="5.634cm">
            <text:p/>
          </draw:line>
          <draw:line draw:style-name="gr2" draw:layer="layout" svg:x1="8.279cm" svg:y1="6.522cm" svg:x2="9.11cm" svg:y2="5.691cm">
            <text:p/>
          </draw:line>
          <draw:line draw:style-name="gr2" draw:layer="layout" svg:x1="8.346cm" svg:y1="6.596cm" svg:x2="9.184cm" svg:y2="5.758cm">
            <text:p/>
          </draw:line>
          <draw:line draw:style-name="gr2" draw:layer="layout" svg:x1="8.431cm" svg:y1="6.653cm" svg:x2="9.241cm" svg:y2="5.843cm">
            <text:p/>
          </draw:line>
          <draw:line draw:style-name="gr2" draw:layer="layout" svg:x1="8.519cm" svg:y1="6.706cm" svg:x2="9.294cm" svg:y2="5.931cm">
            <text:p/>
          </draw:line>
          <draw:line draw:style-name="gr2" draw:layer="layout" svg:x1="8.637cm" svg:y1="6.729cm" svg:x2="9.317cm" svg:y2="6.049cm">
            <text:p/>
          </draw:line>
          <draw:line draw:style-name="gr2" draw:layer="layout" svg:x1="8.764cm" svg:y1="6.744cm" svg:x2="9.332cm" svg:y2="6.176cm">
            <text:p/>
          </draw:line>
          <draw:line draw:style-name="gr2" draw:layer="layout" svg:x1="8.94cm" svg:y1="6.709cm" svg:x2="9.296cm" svg:y2="6.353cm">
            <text:p/>
          </draw:line>
          <draw:polyline draw:style-name="gr2" draw:layer="layout" svg:width="1.719cm" svg:height="1.719cm" svg:x="11.902cm" svg:y="5.29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12.162cm" svg:y="5.55cm" svg:viewBox="0 0 1200 1200" draw:points="1200,600 1154,371 1024,176 829,46 600,0 370,46 176,176 46,371 0,600 46,829 176,1024 370,1154 600,1200 829,1154 1024,1024 1154,829 1200,600">
            <text:p/>
          </draw:polyline>
          <draw:line draw:style-name="gr2" draw:layer="layout" svg:x1="12.226cm" svg:y1="5.893cm" svg:x2="12.506cm" svg:y2="5.613cm">
            <text:p/>
          </draw:line>
          <draw:line draw:style-name="gr2" draw:layer="layout" svg:x1="12.175cm" svg:y1="6.085cm" svg:x2="12.698cm" svg:y2="5.562cm">
            <text:p/>
          </draw:line>
          <draw:line draw:style-name="gr2" draw:layer="layout" svg:x1="12.177cm" svg:y1="6.224cm" svg:x2="12.837cm" svg:y2="5.564cm">
            <text:p/>
          </draw:line>
          <draw:line draw:style-name="gr2" draw:layer="layout" svg:x1="12.201cm" svg:y1="6.343cm" svg:x2="12.956cm" svg:y2="5.588cm">
            <text:p/>
          </draw:line>
          <draw:line draw:style-name="gr2" draw:layer="layout" svg:x1="12.247cm" svg:y1="6.437cm" svg:x2="13.05cm" svg:y2="5.634cm">
            <text:p/>
          </draw:line>
          <draw:line draw:style-name="gr2" draw:layer="layout" svg:x1="12.304cm" svg:y1="6.522cm" svg:x2="13.135cm" svg:y2="5.691cm">
            <text:p/>
          </draw:line>
          <draw:line draw:style-name="gr2" draw:layer="layout" svg:x1="12.372cm" svg:y1="6.596cm" svg:x2="13.21cm" svg:y2="5.758cm">
            <text:p/>
          </draw:line>
          <draw:line draw:style-name="gr2" draw:layer="layout" svg:x1="12.456cm" svg:y1="6.653cm" svg:x2="13.266cm" svg:y2="5.843cm">
            <text:p/>
          </draw:line>
          <draw:line draw:style-name="gr2" draw:layer="layout" svg:x1="12.544cm" svg:y1="6.706cm" svg:x2="13.319cm" svg:y2="5.931cm">
            <text:p/>
          </draw:line>
          <draw:line draw:style-name="gr2" draw:layer="layout" svg:x1="12.662cm" svg:y1="6.729cm" svg:x2="13.342cm" svg:y2="6.049cm">
            <text:p/>
          </draw:line>
          <draw:line draw:style-name="gr2" draw:layer="layout" svg:x1="12.789cm" svg:y1="6.744cm" svg:x2="13.357cm" svg:y2="6.176cm">
            <text:p/>
          </draw:line>
          <draw:line draw:style-name="gr2" draw:layer="layout" svg:x1="12.966cm" svg:y1="6.709cm" svg:x2="13.322cm" svg:y2="6.353cm">
            <text:p/>
          </draw:line>
          <draw:polyline draw:style-name="gr2" draw:layer="layout" svg:width="1.719cm" svg:height="1.719cm" svg:x="15.927cm" svg:y="5.29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16.188cm" svg:y="5.55cm" svg:viewBox="0 0 1200 1200" draw:points="1200,600 1154,371 1024,176 830,46 600,0 370,46 176,176 46,371 0,600 46,829 176,1024 370,1154 600,1200 830,1154 1024,1024 1154,829 1200,600">
            <text:p/>
          </draw:polyline>
          <draw:line draw:style-name="gr3" draw:layer="layout" svg:x1="16.251cm" svg:y1="5.893cm" svg:x2="16.531cm" svg:y2="5.613cm">
            <text:p/>
          </draw:line>
          <draw:line draw:style-name="gr3" draw:layer="layout" svg:x1="16.2cm" svg:y1="6.085cm" svg:x2="16.723cm" svg:y2="5.562cm">
            <text:p/>
          </draw:line>
          <draw:line draw:style-name="gr3" draw:layer="layout" svg:x1="16.202cm" svg:y1="6.224cm" svg:x2="16.862cm" svg:y2="5.564cm">
            <text:p/>
          </draw:line>
          <draw:line draw:style-name="gr3" draw:layer="layout" svg:x1="16.226cm" svg:y1="6.343cm" svg:x2="16.981cm" svg:y2="5.588cm">
            <text:p/>
          </draw:line>
          <draw:line draw:style-name="gr3" draw:layer="layout" svg:x1="16.272cm" svg:y1="6.437cm" svg:x2="17.075cm" svg:y2="5.634cm">
            <text:p/>
          </draw:line>
          <draw:line draw:style-name="gr3" draw:layer="layout" svg:x1="16.329cm" svg:y1="6.522cm" svg:x2="17.16cm" svg:y2="5.691cm">
            <text:p/>
          </draw:line>
          <draw:line draw:style-name="gr3" draw:layer="layout" svg:x1="16.396cm" svg:y1="6.596cm" svg:x2="17.234cm" svg:y2="5.758cm">
            <text:p/>
          </draw:line>
          <draw:line draw:style-name="gr3" draw:layer="layout" svg:x1="16.481cm" svg:y1="6.653cm" svg:x2="17.291cm" svg:y2="5.843cm">
            <text:p/>
          </draw:line>
          <draw:line draw:style-name="gr3" draw:layer="layout" svg:x1="16.569cm" svg:y1="6.706cm" svg:x2="17.344cm" svg:y2="5.931cm">
            <text:p/>
          </draw:line>
          <draw:line draw:style-name="gr3" draw:layer="layout" svg:x1="16.687cm" svg:y1="6.729cm" svg:x2="17.367cm" svg:y2="6.049cm">
            <text:p/>
          </draw:line>
          <draw:line draw:style-name="gr3" draw:layer="layout" svg:x1="16.814cm" svg:y1="6.744cm" svg:x2="17.382cm" svg:y2="6.176cm">
            <text:p/>
          </draw:line>
          <draw:line draw:style-name="gr3" draw:layer="layout" svg:x1="16.99cm" svg:y1="6.709cm" svg:x2="17.346cm" svg:y2="6.353cm">
            <text:p/>
          </draw:line>
          <draw:polyline draw:style-name="gr2" draw:layer="layout" svg:width="1.719cm" svg:height="1.719cm" svg:x="7.877cm" svg:y="8.139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8.137cm" svg:y="8.399cm" svg:viewBox="0 0 1200 1200" draw:points="1200,600 1154,371 1024,176 830,45 600,0 370,45 176,176 46,371 0,600 46,829 176,1024 370,1154 600,1200 830,1154 1024,1024 1154,829 1200,600">
            <text:p/>
          </draw:polyline>
          <draw:line draw:style-name="gr2" draw:layer="layout" svg:x1="8.201cm" svg:y1="8.743cm" svg:x2="8.481cm" svg:y2="8.463cm">
            <text:p/>
          </draw:line>
          <draw:line draw:style-name="gr2" draw:layer="layout" svg:x1="8.15cm" svg:y1="8.935cm" svg:x2="8.673cm" svg:y2="8.412cm">
            <text:p/>
          </draw:line>
          <draw:line draw:style-name="gr2" draw:layer="layout" svg:x1="8.152cm" svg:y1="9.074cm" svg:x2="8.812cm" svg:y2="8.414cm">
            <text:p/>
          </draw:line>
          <draw:line draw:style-name="gr2" draw:layer="layout" svg:x1="8.176cm" svg:y1="9.193cm" svg:x2="8.931cm" svg:y2="8.438cm">
            <text:p/>
          </draw:line>
          <draw:line draw:style-name="gr2" draw:layer="layout" svg:x1="8.222cm" svg:y1="9.287cm" svg:x2="9.025cm" svg:y2="8.484cm">
            <text:p/>
          </draw:line>
          <draw:line draw:style-name="gr2" draw:layer="layout" svg:x1="8.279cm" svg:y1="9.372cm" svg:x2="9.11cm" svg:y2="8.541cm">
            <text:p/>
          </draw:line>
          <draw:line draw:style-name="gr2" draw:layer="layout" svg:x1="8.346cm" svg:y1="9.447cm" svg:x2="9.184cm" svg:y2="8.609cm">
            <text:p/>
          </draw:line>
          <draw:line draw:style-name="gr2" draw:layer="layout" svg:x1="8.431cm" svg:y1="9.503cm" svg:x2="9.241cm" svg:y2="8.693cm">
            <text:p/>
          </draw:line>
          <draw:line draw:style-name="gr2" draw:layer="layout" svg:x1="8.519cm" svg:y1="9.556cm" svg:x2="9.294cm" svg:y2="8.781cm">
            <text:p/>
          </draw:line>
          <draw:line draw:style-name="gr2" draw:layer="layout" svg:x1="8.637cm" svg:y1="9.579cm" svg:x2="9.317cm" svg:y2="8.899cm">
            <text:p/>
          </draw:line>
          <draw:line draw:style-name="gr2" draw:layer="layout" svg:x1="8.764cm" svg:y1="9.594cm" svg:x2="9.332cm" svg:y2="9.026cm">
            <text:p/>
          </draw:line>
          <draw:line draw:style-name="gr2" draw:layer="layout" svg:x1="8.94cm" svg:y1="9.559cm" svg:x2="9.296cm" svg:y2="9.203cm">
            <text:p/>
          </draw:line>
          <draw:polyline draw:style-name="gr2" draw:layer="layout" svg:width="1.719cm" svg:height="1.719cm" svg:x="11.902cm" svg:y="8.139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12.162cm" svg:y="8.399cm" svg:viewBox="0 0 1200 1200" draw:points="1200,600 1154,371 1024,176 830,45 600,0 370,45 176,176 46,371 0,600 46,829 176,1024 370,1154 600,1200 830,1154 1024,1024 1154,829 1200,600">
            <text:p/>
          </draw:polyline>
          <draw:line draw:style-name="gr2" draw:layer="layout" svg:x1="12.226cm" svg:y1="8.743cm" svg:x2="12.506cm" svg:y2="8.463cm">
            <text:p/>
          </draw:line>
          <draw:line draw:style-name="gr2" draw:layer="layout" svg:x1="12.175cm" svg:y1="8.935cm" svg:x2="12.698cm" svg:y2="8.412cm">
            <text:p/>
          </draw:line>
          <draw:line draw:style-name="gr2" draw:layer="layout" svg:x1="12.177cm" svg:y1="9.074cm" svg:x2="12.837cm" svg:y2="8.414cm">
            <text:p/>
          </draw:line>
          <draw:line draw:style-name="gr2" draw:layer="layout" svg:x1="12.201cm" svg:y1="9.193cm" svg:x2="12.956cm" svg:y2="8.438cm">
            <text:p/>
          </draw:line>
          <draw:line draw:style-name="gr2" draw:layer="layout" svg:x1="12.247cm" svg:y1="9.287cm" svg:x2="13.05cm" svg:y2="8.484cm">
            <text:p/>
          </draw:line>
          <draw:line draw:style-name="gr2" draw:layer="layout" svg:x1="12.304cm" svg:y1="9.372cm" svg:x2="13.135cm" svg:y2="8.541cm">
            <text:p/>
          </draw:line>
          <draw:line draw:style-name="gr2" draw:layer="layout" svg:x1="12.372cm" svg:y1="9.447cm" svg:x2="13.21cm" svg:y2="8.609cm">
            <text:p/>
          </draw:line>
          <draw:line draw:style-name="gr2" draw:layer="layout" svg:x1="12.456cm" svg:y1="9.503cm" svg:x2="13.266cm" svg:y2="8.693cm">
            <text:p/>
          </draw:line>
          <draw:line draw:style-name="gr2" draw:layer="layout" svg:x1="12.544cm" svg:y1="9.556cm" svg:x2="13.319cm" svg:y2="8.781cm">
            <text:p/>
          </draw:line>
          <draw:line draw:style-name="gr2" draw:layer="layout" svg:x1="12.662cm" svg:y1="9.579cm" svg:x2="13.342cm" svg:y2="8.899cm">
            <text:p/>
          </draw:line>
          <draw:line draw:style-name="gr2" draw:layer="layout" svg:x1="12.789cm" svg:y1="9.594cm" svg:x2="13.357cm" svg:y2="9.026cm">
            <text:p/>
          </draw:line>
          <draw:line draw:style-name="gr2" draw:layer="layout" svg:x1="12.966cm" svg:y1="9.559cm" svg:x2="13.322cm" svg:y2="9.203cm">
            <text:p/>
          </draw:line>
          <draw:polyline draw:style-name="gr2" draw:layer="layout" svg:width="1.719cm" svg:height="1.719cm" svg:x="15.927cm" svg:y="8.139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16.188cm" svg:y="8.399cm" svg:viewBox="0 0 1200 1200" draw:points="1200,600 1154,371 1024,176 830,45 600,0 370,45 176,176 46,371 0,600 46,829 176,1024 370,1154 600,1200 830,1154 1024,1024 1154,829 1200,600">
            <text:p/>
          </draw:polyline>
          <draw:line draw:style-name="gr3" draw:layer="layout" svg:x1="16.251cm" svg:y1="8.743cm" svg:x2="16.531cm" svg:y2="8.463cm">
            <text:p/>
          </draw:line>
          <draw:line draw:style-name="gr3" draw:layer="layout" svg:x1="16.2cm" svg:y1="8.935cm" svg:x2="16.723cm" svg:y2="8.412cm">
            <text:p/>
          </draw:line>
          <draw:line draw:style-name="gr3" draw:layer="layout" svg:x1="16.202cm" svg:y1="9.074cm" svg:x2="16.862cm" svg:y2="8.414cm">
            <text:p/>
          </draw:line>
          <draw:line draw:style-name="gr3" draw:layer="layout" svg:x1="16.226cm" svg:y1="9.193cm" svg:x2="16.981cm" svg:y2="8.438cm">
            <text:p/>
          </draw:line>
          <draw:line draw:style-name="gr3" draw:layer="layout" svg:x1="16.272cm" svg:y1="9.287cm" svg:x2="17.075cm" svg:y2="8.484cm">
            <text:p/>
          </draw:line>
          <draw:line draw:style-name="gr3" draw:layer="layout" svg:x1="16.329cm" svg:y1="9.372cm" svg:x2="17.16cm" svg:y2="8.541cm">
            <text:p/>
          </draw:line>
          <draw:line draw:style-name="gr3" draw:layer="layout" svg:x1="16.396cm" svg:y1="9.447cm" svg:x2="17.234cm" svg:y2="8.609cm">
            <text:p/>
          </draw:line>
          <draw:line draw:style-name="gr3" draw:layer="layout" svg:x1="16.481cm" svg:y1="9.503cm" svg:x2="17.291cm" svg:y2="8.693cm">
            <text:p/>
          </draw:line>
          <draw:line draw:style-name="gr3" draw:layer="layout" svg:x1="16.569cm" svg:y1="9.556cm" svg:x2="17.344cm" svg:y2="8.781cm">
            <text:p/>
          </draw:line>
          <draw:line draw:style-name="gr3" draw:layer="layout" svg:x1="16.687cm" svg:y1="9.579cm" svg:x2="17.367cm" svg:y2="8.899cm">
            <text:p/>
          </draw:line>
          <draw:line draw:style-name="gr3" draw:layer="layout" svg:x1="16.814cm" svg:y1="9.594cm" svg:x2="17.382cm" svg:y2="9.026cm">
            <text:p/>
          </draw:line>
          <draw:line draw:style-name="gr3" draw:layer="layout" svg:x1="16.99cm" svg:y1="9.559cm" svg:x2="17.346cm" svg:y2="9.203cm">
            <text:p/>
          </draw:line>
          <draw:polyline draw:style-name="gr2" draw:layer="layout" svg:width="1.719cm" svg:height="1.719cm" svg:x="7.877cm" svg:y="11.421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8.137cm" svg:y="11.681cm" svg:viewBox="0 0 1200 1200" draw:points="1200,600 1154,371 1024,176 829,46 600,0 370,46 176,176 46,371 0,600 46,829 176,1024 370,1154 600,1200 829,1154 1024,1024 1154,829 1200,600">
            <text:p/>
          </draw:polyline>
          <draw:line draw:style-name="gr4" draw:layer="layout" svg:x1="8.201cm" svg:y1="12.024cm" svg:x2="8.481cm" svg:y2="11.744cm">
            <text:p/>
          </draw:line>
          <draw:line draw:style-name="gr4" draw:layer="layout" svg:x1="8.15cm" svg:y1="12.217cm" svg:x2="8.673cm" svg:y2="11.694cm">
            <text:p/>
          </draw:line>
          <draw:line draw:style-name="gr4" draw:layer="layout" svg:x1="8.152cm" svg:y1="12.356cm" svg:x2="8.812cm" svg:y2="11.696cm">
            <text:p/>
          </draw:line>
          <draw:line draw:style-name="gr4" draw:layer="layout" svg:x1="8.176cm" svg:y1="12.474cm" svg:x2="8.931cm" svg:y2="11.719cm">
            <text:p/>
          </draw:line>
          <draw:line draw:style-name="gr4" draw:layer="layout" svg:x1="8.222cm" svg:y1="12.569cm" svg:x2="9.025cm" svg:y2="11.766cm">
            <text:p/>
          </draw:line>
          <draw:line draw:style-name="gr4" draw:layer="layout" svg:x1="8.279cm" svg:y1="12.653cm" svg:x2="9.11cm" svg:y2="11.822cm">
            <text:p/>
          </draw:line>
          <draw:line draw:style-name="gr4" draw:layer="layout" svg:x1="8.346cm" svg:y1="12.728cm" svg:x2="9.184cm" svg:y2="11.89cm">
            <text:p/>
          </draw:line>
          <draw:line draw:style-name="gr4" draw:layer="layout" svg:x1="8.431cm" svg:y1="12.784cm" svg:x2="9.241cm" svg:y2="11.974cm">
            <text:p/>
          </draw:line>
          <draw:line draw:style-name="gr4" draw:layer="layout" svg:x1="8.519cm" svg:y1="12.838cm" svg:x2="9.294cm" svg:y2="12.063cm">
            <text:p/>
          </draw:line>
          <draw:line draw:style-name="gr4" draw:layer="layout" svg:x1="8.637cm" svg:y1="12.861cm" svg:x2="9.317cm" svg:y2="12.181cm">
            <text:p/>
          </draw:line>
          <draw:line draw:style-name="gr4" draw:layer="layout" svg:x1="8.764cm" svg:y1="12.875cm" svg:x2="9.332cm" svg:y2="12.307cm">
            <text:p/>
          </draw:line>
          <draw:line draw:style-name="gr4" draw:layer="layout" svg:x1="8.94cm" svg:y1="12.84cm" svg:x2="9.296cm" svg:y2="12.484cm">
            <text:p/>
          </draw:line>
          <draw:polyline draw:style-name="gr2" draw:layer="layout" svg:width="1.719cm" svg:height="1.719cm" svg:x="11.902cm" svg:y="11.421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12.162cm" svg:y="11.681cm" svg:viewBox="0 0 1200 1200" draw:points="1200,600 1154,371 1024,176 830,46 600,0 370,46 176,176 46,371 0,600 46,829 176,1024 370,1154 600,1200 830,1154 1024,1024 1154,829 1200,600">
            <text:p/>
          </draw:polyline>
          <draw:line draw:style-name="gr3" draw:layer="layout" svg:x1="12.226cm" svg:y1="12.024cm" svg:x2="12.506cm" svg:y2="11.744cm">
            <text:p/>
          </draw:line>
          <draw:line draw:style-name="gr3" draw:layer="layout" svg:x1="12.175cm" svg:y1="12.217cm" svg:x2="12.698cm" svg:y2="11.694cm">
            <text:p/>
          </draw:line>
          <draw:line draw:style-name="gr3" draw:layer="layout" svg:x1="12.177cm" svg:y1="12.356cm" svg:x2="12.837cm" svg:y2="11.696cm">
            <text:p/>
          </draw:line>
          <draw:line draw:style-name="gr3" draw:layer="layout" svg:x1="12.201cm" svg:y1="12.474cm" svg:x2="12.956cm" svg:y2="11.719cm">
            <text:p/>
          </draw:line>
          <draw:line draw:style-name="gr3" draw:layer="layout" svg:x1="12.247cm" svg:y1="12.569cm" svg:x2="13.05cm" svg:y2="11.766cm">
            <text:p/>
          </draw:line>
          <draw:line draw:style-name="gr3" draw:layer="layout" svg:x1="12.304cm" svg:y1="12.653cm" svg:x2="13.135cm" svg:y2="11.822cm">
            <text:p/>
          </draw:line>
          <draw:line draw:style-name="gr3" draw:layer="layout" svg:x1="12.372cm" svg:y1="12.728cm" svg:x2="13.21cm" svg:y2="11.89cm">
            <text:p/>
          </draw:line>
          <draw:line draw:style-name="gr3" draw:layer="layout" svg:x1="12.456cm" svg:y1="12.784cm" svg:x2="13.266cm" svg:y2="11.974cm">
            <text:p/>
          </draw:line>
          <draw:line draw:style-name="gr3" draw:layer="layout" svg:x1="12.544cm" svg:y1="12.838cm" svg:x2="13.319cm" svg:y2="12.063cm">
            <text:p/>
          </draw:line>
          <draw:line draw:style-name="gr3" draw:layer="layout" svg:x1="12.662cm" svg:y1="12.861cm" svg:x2="13.342cm" svg:y2="12.181cm">
            <text:p/>
          </draw:line>
          <draw:line draw:style-name="gr3" draw:layer="layout" svg:x1="12.789cm" svg:y1="12.875cm" svg:x2="13.357cm" svg:y2="12.307cm">
            <text:p/>
          </draw:line>
          <draw:line draw:style-name="gr3" draw:layer="layout" svg:x1="12.966cm" svg:y1="12.84cm" svg:x2="13.322cm" svg:y2="12.484cm">
            <text:p/>
          </draw:line>
          <draw:polyline draw:style-name="gr2" draw:layer="layout" svg:width="1.719cm" svg:height="1.719cm" svg:x="15.927cm" svg:y="11.421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16.188cm" svg:y="11.681cm" svg:viewBox="0 0 1200 1200" draw:points="1200,600 1154,371 1024,176 830,46 600,0 370,46 176,176 46,371 0,600 46,829 176,1024 370,1154 600,1200 830,1154 1024,1024 1154,829 1200,600">
            <text:p/>
          </draw:polyline>
          <draw:line draw:style-name="gr5" draw:layer="layout" svg:x1="16.251cm" svg:y1="12.024cm" svg:x2="16.531cm" svg:y2="11.744cm">
            <text:p/>
          </draw:line>
          <draw:line draw:style-name="gr5" draw:layer="layout" svg:x1="16.2cm" svg:y1="12.217cm" svg:x2="16.723cm" svg:y2="11.694cm">
            <text:p/>
          </draw:line>
          <draw:line draw:style-name="gr5" draw:layer="layout" svg:x1="16.202cm" svg:y1="12.356cm" svg:x2="16.862cm" svg:y2="11.696cm">
            <text:p/>
          </draw:line>
          <draw:line draw:style-name="gr5" draw:layer="layout" svg:x1="16.226cm" svg:y1="12.474cm" svg:x2="16.981cm" svg:y2="11.719cm">
            <text:p/>
          </draw:line>
          <draw:line draw:style-name="gr5" draw:layer="layout" svg:x1="16.272cm" svg:y1="12.569cm" svg:x2="17.075cm" svg:y2="11.766cm">
            <text:p/>
          </draw:line>
          <draw:line draw:style-name="gr5" draw:layer="layout" svg:x1="16.329cm" svg:y1="12.653cm" svg:x2="17.16cm" svg:y2="11.822cm">
            <text:p/>
          </draw:line>
          <draw:line draw:style-name="gr5" draw:layer="layout" svg:x1="16.396cm" svg:y1="12.728cm" svg:x2="17.234cm" svg:y2="11.89cm">
            <text:p/>
          </draw:line>
          <draw:line draw:style-name="gr5" draw:layer="layout" svg:x1="16.481cm" svg:y1="12.784cm" svg:x2="17.291cm" svg:y2="11.974cm">
            <text:p/>
          </draw:line>
          <draw:line draw:style-name="gr5" draw:layer="layout" svg:x1="16.569cm" svg:y1="12.838cm" svg:x2="17.344cm" svg:y2="12.063cm">
            <text:p/>
          </draw:line>
          <draw:line draw:style-name="gr5" draw:layer="layout" svg:x1="16.687cm" svg:y1="12.861cm" svg:x2="17.367cm" svg:y2="12.181cm">
            <text:p/>
          </draw:line>
          <draw:line draw:style-name="gr5" draw:layer="layout" svg:x1="16.814cm" svg:y1="12.875cm" svg:x2="17.382cm" svg:y2="12.307cm">
            <text:p/>
          </draw:line>
          <draw:line draw:style-name="gr5" draw:layer="layout" svg:x1="16.99cm" svg:y1="12.84cm" svg:x2="17.346cm" svg:y2="12.484cm">
            <text:p/>
          </draw:line>
          <draw:polyline draw:style-name="gr2" draw:layer="layout" svg:width="1.719cm" svg:height="1.719cm" svg:x="19.952cm" svg:y="11.421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20.212cm" svg:y="11.681cm" svg:viewBox="0 0 1200 1200" draw:points="1200,600 1154,371 1024,176 829,46 600,0 370,46 176,176 45,371 0,600 45,829 176,1024 370,1154 600,1200 829,1154 1024,1024 1154,829 1200,600">
            <text:p/>
          </draw:polyline>
          <draw:line draw:style-name="gr6" draw:layer="layout" svg:x1="20.276cm" svg:y1="12.024cm" svg:x2="20.556cm" svg:y2="11.744cm">
            <text:p/>
          </draw:line>
          <draw:line draw:style-name="gr6" draw:layer="layout" svg:x1="20.225cm" svg:y1="12.217cm" svg:x2="20.748cm" svg:y2="11.694cm">
            <text:p/>
          </draw:line>
          <draw:line draw:style-name="gr6" draw:layer="layout" svg:x1="20.227cm" svg:y1="12.356cm" svg:x2="20.887cm" svg:y2="11.696cm">
            <text:p/>
          </draw:line>
          <draw:line draw:style-name="gr6" draw:layer="layout" svg:x1="20.251cm" svg:y1="12.474cm" svg:x2="21.006cm" svg:y2="11.719cm">
            <text:p/>
          </draw:line>
          <draw:line draw:style-name="gr6" draw:layer="layout" svg:x1="20.297cm" svg:y1="12.569cm" svg:x2="21.1cm" svg:y2="11.766cm">
            <text:p/>
          </draw:line>
          <draw:line draw:style-name="gr6" draw:layer="layout" svg:x1="20.353cm" svg:y1="12.653cm" svg:x2="21.184cm" svg:y2="11.822cm">
            <text:p/>
          </draw:line>
          <draw:line draw:style-name="gr6" draw:layer="layout" svg:x1="20.421cm" svg:y1="12.728cm" svg:x2="21.259cm" svg:y2="11.89cm">
            <text:p/>
          </draw:line>
          <draw:line draw:style-name="gr6" draw:layer="layout" svg:x1="20.506cm" svg:y1="12.784cm" svg:x2="21.316cm" svg:y2="11.974cm">
            <text:p/>
          </draw:line>
          <draw:line draw:style-name="gr6" draw:layer="layout" svg:x1="20.594cm" svg:y1="12.838cm" svg:x2="21.369cm" svg:y2="12.063cm">
            <text:p/>
          </draw:line>
          <draw:line draw:style-name="gr6" draw:layer="layout" svg:x1="20.712cm" svg:y1="12.861cm" svg:x2="21.392cm" svg:y2="12.181cm">
            <text:p/>
          </draw:line>
          <draw:line draw:style-name="gr6" draw:layer="layout" svg:x1="20.839cm" svg:y1="12.875cm" svg:x2="21.407cm" svg:y2="12.307cm">
            <text:p/>
          </draw:line>
          <draw:line draw:style-name="gr6" draw:layer="layout" svg:x1="21.015cm" svg:y1="12.84cm" svg:x2="21.372cm" svg:y2="12.484cm">
            <text:p/>
          </draw:line>
          <draw:polyline draw:style-name="gr2" draw:layer="layout" svg:width="1.719cm" svg:height="1.719cm" svg:x="19.952cm" svg:y="8.139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20.212cm" svg:y="8.399cm" svg:viewBox="0 0 1200 1200" draw:points="1200,600 1154,371 1024,176 829,45 600,0 370,45 176,176 45,371 0,600 45,829 176,1024 370,1154 600,1200 829,1154 1024,1024 1154,829 1200,600">
            <text:p/>
          </draw:polyline>
          <draw:line draw:style-name="gr6" draw:layer="layout" svg:x1="20.276cm" svg:y1="8.743cm" svg:x2="20.556cm" svg:y2="8.463cm">
            <text:p/>
          </draw:line>
          <draw:line draw:style-name="gr6" draw:layer="layout" svg:x1="20.225cm" svg:y1="8.935cm" svg:x2="20.748cm" svg:y2="8.412cm">
            <text:p/>
          </draw:line>
          <draw:line draw:style-name="gr6" draw:layer="layout" svg:x1="20.227cm" svg:y1="9.074cm" svg:x2="20.887cm" svg:y2="8.414cm">
            <text:p/>
          </draw:line>
          <draw:line draw:style-name="gr6" draw:layer="layout" svg:x1="20.251cm" svg:y1="9.193cm" svg:x2="21.006cm" svg:y2="8.438cm">
            <text:p/>
          </draw:line>
          <draw:line draw:style-name="gr6" draw:layer="layout" svg:x1="20.297cm" svg:y1="9.287cm" svg:x2="21.1cm" svg:y2="8.484cm">
            <text:p/>
          </draw:line>
          <draw:line draw:style-name="gr6" draw:layer="layout" svg:x1="20.353cm" svg:y1="9.372cm" svg:x2="21.184cm" svg:y2="8.541cm">
            <text:p/>
          </draw:line>
          <draw:line draw:style-name="gr6" draw:layer="layout" svg:x1="20.421cm" svg:y1="9.447cm" svg:x2="21.259cm" svg:y2="8.609cm">
            <text:p/>
          </draw:line>
          <draw:line draw:style-name="gr6" draw:layer="layout" svg:x1="20.506cm" svg:y1="9.503cm" svg:x2="21.316cm" svg:y2="8.693cm">
            <text:p/>
          </draw:line>
          <draw:line draw:style-name="gr6" draw:layer="layout" svg:x1="20.594cm" svg:y1="9.556cm" svg:x2="21.369cm" svg:y2="8.781cm">
            <text:p/>
          </draw:line>
          <draw:line draw:style-name="gr6" draw:layer="layout" svg:x1="20.712cm" svg:y1="9.579cm" svg:x2="21.392cm" svg:y2="8.899cm">
            <text:p/>
          </draw:line>
          <draw:line draw:style-name="gr6" draw:layer="layout" svg:x1="20.839cm" svg:y1="9.594cm" svg:x2="21.407cm" svg:y2="9.026cm">
            <text:p/>
          </draw:line>
          <draw:line draw:style-name="gr6" draw:layer="layout" svg:x1="21.015cm" svg:y1="9.559cm" svg:x2="21.372cm" svg:y2="9.203cm">
            <text:p/>
          </draw:line>
          <draw:polyline draw:style-name="gr2" draw:layer="layout" svg:width="1.719cm" svg:height="1.719cm" svg:x="19.952cm" svg:y="5.29cm" svg:viewBox="0 0 1720 1720" draw:points="1720,860 1678,594 1556,354 1366,164 1126,42 860,0 594,42 355,164 164,354 42,594 0,860 42,1126 164,1365 355,1556 594,1678 860,1720 1126,1678 1366,1556 1556,1365 1678,1126 1720,860">
            <text:p/>
          </draw:polyline>
          <draw:polyline draw:style-name="gr2" draw:layer="layout" svg:width="1.199cm" svg:height="1.199cm" svg:x="20.212cm" svg:y="5.55cm" svg:viewBox="0 0 1200 1200" draw:points="1200,600 1154,371 1024,176 829,46 600,0 370,46 176,176 45,371 0,600 45,829 176,1024 370,1154 600,1200 829,1154 1024,1024 1154,829 1200,600">
            <text:p/>
          </draw:polyline>
          <draw:line draw:style-name="gr6" draw:layer="layout" svg:x1="20.276cm" svg:y1="5.893cm" svg:x2="20.556cm" svg:y2="5.613cm">
            <text:p/>
          </draw:line>
          <draw:line draw:style-name="gr6" draw:layer="layout" svg:x1="20.225cm" svg:y1="6.085cm" svg:x2="20.748cm" svg:y2="5.562cm">
            <text:p/>
          </draw:line>
          <draw:line draw:style-name="gr6" draw:layer="layout" svg:x1="20.227cm" svg:y1="6.224cm" svg:x2="20.887cm" svg:y2="5.564cm">
            <text:p/>
          </draw:line>
          <draw:line draw:style-name="gr6" draw:layer="layout" svg:x1="20.251cm" svg:y1="6.343cm" svg:x2="21.006cm" svg:y2="5.588cm">
            <text:p/>
          </draw:line>
          <draw:line draw:style-name="gr6" draw:layer="layout" svg:x1="20.297cm" svg:y1="6.437cm" svg:x2="21.1cm" svg:y2="5.634cm">
            <text:p/>
          </draw:line>
          <draw:line draw:style-name="gr6" draw:layer="layout" svg:x1="20.353cm" svg:y1="6.522cm" svg:x2="21.184cm" svg:y2="5.691cm">
            <text:p/>
          </draw:line>
          <draw:line draw:style-name="gr6" draw:layer="layout" svg:x1="20.421cm" svg:y1="6.596cm" svg:x2="21.259cm" svg:y2="5.758cm">
            <text:p/>
          </draw:line>
          <draw:line draw:style-name="gr6" draw:layer="layout" svg:x1="20.506cm" svg:y1="6.653cm" svg:x2="21.316cm" svg:y2="5.843cm">
            <text:p/>
          </draw:line>
          <draw:line draw:style-name="gr6" draw:layer="layout" svg:x1="20.594cm" svg:y1="6.706cm" svg:x2="21.369cm" svg:y2="5.931cm">
            <text:p/>
          </draw:line>
          <draw:line draw:style-name="gr6" draw:layer="layout" svg:x1="20.712cm" svg:y1="6.729cm" svg:x2="21.392cm" svg:y2="6.049cm">
            <text:p/>
          </draw:line>
          <draw:line draw:style-name="gr6" draw:layer="layout" svg:x1="20.839cm" svg:y1="6.744cm" svg:x2="21.407cm" svg:y2="6.176cm">
            <text:p/>
          </draw:line>
          <draw:line draw:style-name="gr6" draw:layer="layout" svg:x1="21.015cm" svg:y1="6.709cm" svg:x2="21.372cm" svg:y2="6.353cm">
            <text:p/>
          </draw:line>
          <draw:polyline draw:style-name="gr2" draw:layer="layout" svg:width="15.589cm" svg:height="9.189cm" svg:x="6.974cm" svg:y="4.942cm" svg:viewBox="0 0 15590 9190" draw:points="0,9190 0,0 15590,0 15590,9190 0,9190">
            <text:p/>
          </draw:polyline>
          <draw:frame draw:style-name="gr7" draw:text-style-name="P2" draw:layer="layout" svg:width="1.095cm" svg:height="0.831cm" svg:x="8.183cm" svg:y="6.913cm">
            <draw:text-box>
              <text:p text:style-name="P1"><text:span text:style-name="T1">+1</text:span></text:p>
            </draw:text-box>
          </draw:frame>
          <draw:frame draw:style-name="gr7" draw:text-style-name="P2" draw:layer="layout" svg:width="1.095cm" svg:height="0.831cm" svg:x="16.233cm" svg:y="6.913cm">
            <draw:text-box>
              <text:p text:style-name="P1"><text:span text:style-name="T1">+3</text:span></text:p>
            </draw:text-box>
          </draw:frame>
          <draw:frame draw:style-name="gr7" draw:text-style-name="P2" draw:layer="layout" svg:width="1.095cm" svg:height="0.831cm" svg:x="12.208cm" svg:y="6.913cm">
            <draw:text-box>
              <text:p text:style-name="P1"><text:span text:style-name="T1">+2</text:span></text:p>
            </draw:text-box>
          </draw:frame>
          <draw:frame draw:style-name="gr7" draw:text-style-name="P2" draw:layer="layout" svg:width="1.095cm" svg:height="0.831cm" svg:x="20.258cm" svg:y="6.913cm">
            <draw:text-box>
              <text:p text:style-name="P1"><text:span text:style-name="T1">-1</text:span></text:p>
            </draw:text-box>
          </draw:frame>
          <draw:frame draw:style-name="gr7" draw:text-style-name="P2" draw:layer="layout" svg:width="1.095cm" svg:height="0.831cm" svg:x="8.183cm" svg:y="9.762cm">
            <draw:text-box>
              <text:p text:style-name="P1"><text:span text:style-name="T1">+1</text:span></text:p>
            </draw:text-box>
          </draw:frame>
          <draw:frame draw:style-name="gr7" draw:text-style-name="P2" draw:layer="layout" svg:width="1.095cm" svg:height="0.831cm" svg:x="16.233cm" svg:y="9.762cm">
            <draw:text-box>
              <text:p text:style-name="P1"><text:span text:style-name="T1">+3</text:span></text:p>
            </draw:text-box>
          </draw:frame>
          <draw:frame draw:style-name="gr7" draw:text-style-name="P2" draw:layer="layout" svg:width="1.095cm" svg:height="0.831cm" svg:x="12.208cm" svg:y="9.762cm">
            <draw:text-box>
              <text:p text:style-name="P1"><text:span text:style-name="T1">+2</text:span></text:p>
            </draw:text-box>
          </draw:frame>
          <draw:frame draw:style-name="gr7" draw:text-style-name="P2" draw:layer="layout" svg:width="1.095cm" svg:height="0.831cm" svg:x="20.258cm" svg:y="9.762cm">
            <draw:text-box>
              <text:p text:style-name="P1"><text:span text:style-name="T1">-1</text:span></text:p>
            </draw:text-box>
          </draw:frame>
          <draw:frame draw:style-name="gr8" draw:text-style-name="P2" draw:layer="layout" svg:width="3.465cm" svg:height="0.831cm" svg:x="7.059cm" svg:y="13.046cm">
            <draw:text-box>
              <text:p text:style-name="P1"><text:span text:style-name="T1">START/STOP</text:span></text:p>
            </draw:text-box>
          </draw:frame>
          <draw:frame draw:style-name="gr9" draw:text-style-name="P3" draw:layer="layout" svg:width="4.354cm" svg:height="0.831cm" svg:x="14.694cm" svg:y="13.046cm">
            <draw:text-box>
              <text:p text:style-name="P1"><text:span text:style-name="T1">PERIOD/RELAOD</text:span></text:p>
            </draw:text-box>
          </draw:frame>
          <draw:frame draw:style-name="gr10" draw:text-style-name="P2" draw:layer="layout" svg:width="1.984cm" svg:height="0.831cm" svg:x="11.809cm" svg:y="13.046cm">
            <draw:text-box>
              <text:p text:style-name="P1"><text:span text:style-name="T1">RESET</text:span></text:p>
            </draw:text-box>
          </draw:frame>
          <draw:frame draw:style-name="gr8" draw:text-style-name="P2" draw:layer="layout" svg:width="1.984cm" svg:height="0.831cm" svg:x="19.858cm" svg:y="13.046cm">
            <draw:text-box>
              <text:p text:style-name="P1"><text:span text:style-name="T1">SETUP</text:span></text:p>
            </draw:text-box>
          </draw:frame>
          <draw:frame draw:style-name="gr8" draw:text-style-name="P2" draw:layer="layout" svg:width="1.984cm" svg:height="0.831cm" svg:x="7.739cm" svg:y="10.263cm">
            <draw:text-box>
              <text:p text:style-name="P1"><text:span text:style-name="T1">MIN+1</text:span></text:p>
            </draw:text-box>
          </draw:frame>
          <draw:frame draw:style-name="gr8" draw:text-style-name="P2" draw:layer="layout" svg:width="1.984cm" svg:height="0.831cm" svg:x="15.789cm" svg:y="10.263cm">
            <draw:text-box>
              <text:p text:style-name="P1"><text:span text:style-name="T1">SEC-1</text:span></text:p>
            </draw:text-box>
          </draw:frame>
          <draw:frame draw:style-name="gr8" draw:text-style-name="P2" draw:layer="layout" svg:width="1.984cm" svg:height="0.831cm" svg:x="11.764cm" svg:y="10.263cm">
            <draw:text-box>
              <text:p text:style-name="P1"><text:span text:style-name="T1">SEC+1</text:span></text:p>
            </draw:text-box>
          </draw:frame>
          <draw:frame draw:style-name="gr8" draw:text-style-name="P2" draw:layer="layout" svg:width="1.984cm" svg:height="0.831cm" svg:x="19.814cm" svg:y="10.263cm">
            <draw:text-box>
              <text:p text:style-name="P1"><text:span text:style-name="T1">SEC+5</text:span></text:p>
            </draw:text-box>
          </draw:frame>
          <draw:frame draw:style-name="gr8" draw:text-style-name="P4" draw:layer="layout" svg:width="2.026cm" svg:height="0.831cm" svg:x="13.751cm" svg:y="4.811cm">
            <draw:text-box>
              <text:p text:style-name="P1"><text:span text:style-name="T2">HOME</text:span></text:p>
            </draw:text-box>
          </draw:frame>
          <draw:frame draw:style-name="gr8" draw:text-style-name="P4" draw:layer="layout" svg:width="2.407cm" svg:height="0.831cm" svg:x="13.561cm" svg:y="7.612cm">
            <draw:text-box>
              <text:p text:style-name="P1"><text:span text:style-name="T2">GUEST</text:span></text:p>
            </draw:text-box>
          </draw:frame>
          <draw:frame draw:style-name="gr8" draw:text-style-name="P4" draw:layer="layout" svg:width="2.407cm" svg:height="0.831cm" svg:x="13.561cm" svg:y="10.913cm">
            <draw:text-box>
              <text:p text:style-name="P1"><text:span text:style-name="T2">TIMER</text:span></text:p>
            </draw:text-box>
          </draw:frame>
        </draw:g>
        <draw:frame draw:style-name="gr11" draw:layer="layout" svg:width="4.914cm" svg:height="0.839cm" svg:x="8.044cm" svg:y="2.853cm">
          <draw:text-box>
            <text:p><text:span text:style-name="T3">PUNTEGGI CASA</text:span></text:p>
          </draw:text-box>
        </draw:frame>
        <draw:frame draw:style-name="gr12" draw:layer="layout" svg:width="5.157cm" svg:height="0.839cm" svg:x="19.072cm" svg:y="2.853cm">
          <draw:text-box>
            <text:p><text:span text:style-name="T3">PUNTEGGI OSPITI</text:span></text:p>
          </draw:text-box>
        </draw:frame>
        <draw:frame draw:style-name="gr13" draw:layer="layout" svg:width="5.506cm" svg:height="0.839cm" svg:x="2.34cm" svg:y="15.331cm">
          <draw:text-box>
            <text:p><text:span text:style-name="T3">Avvia o ferma il timer</text:span></text:p>
          </draw:text-box>
        </draw:frame>
        <draw:frame draw:style-name="gr14" draw:layer="layout" svg:width="6.214cm" svg:height="2.015cm" svg:x="7.692cm" svg:y="17.007cm">
          <draw:text-box>
            <text:list text:style-name="L2">
              <text:list-item>
                <text:p><text:span text:style-name="T3">(3 sec) Resetta il timer a 10 minuti</text:span></text:p>
              </text:list-item>
              <text:list-item>
                <text:p><text:span text:style-name="T3">Resetta i punteggi (h)</text:span></text:p>
              </text:list-item>
            </text:list>
          </draw:text-box>
        </draw:frame>
        <draw:frame draw:style-name="gr15" draw:layer="layout" svg:width="6.263cm" svg:height="2.015cm" svg:x="14.147cm" svg:y="15.331cm">
          <draw:text-box>
            <text:list text:style-name="L2">
              <text:list-item>
                <text:p><text:span text:style-name="T3">Incrementa il periodo</text:span></text:p>
              </text:list-item>
              <text:list-item>
                <text:p><text:span text:style-name="T3">Ricarica i punteggi <text:s text:c="5"/>dalla memoria interna</text:span></text:p>
              </text:list-item>
            </text:list>
          </draw:text-box>
        </draw:frame>
        <draw:frame draw:style-name="gr14" draw:layer="layout" svg:width="5.914cm" svg:height="2.015cm" svg:x="21.05cm" svg:y="16.516cm">
          <draw:text-box>
            <text:p><text:span text:style-name="T3">(3 sec) Entra in modalità setup per le seconde funzioni</text:span></text:p>
          </draw:text-box>
        </draw:frame>
        <draw:frame draw:style-name="gr16" draw:layer="layout" svg:width="5.541cm" svg:height="1.673cm" svg:x="1.205cm" svg:y="7.33cm">
          <draw:text-box>
            <text:list text:style-name="L2">
              <text:list-item>
                <text:p><text:span text:style-name="T4">Ospiti +1</text:span></text:p>
              </text:list-item>
              <text:list-item>
                <text:p><text:span text:style-name="T4">Imposta i minuti di partenza del timer (+1) </text:span></text:p>
              </text:list-item>
            </text:list>
          </draw:text-box>
        </draw:frame>
        <draw:frame draw:style-name="gr17" draw:layer="layout" svg:width="5.552cm" svg:height="1.673cm" svg:x="1.2cm" svg:y="10.63cm">
          <draw:text-box>
            <text:list text:style-name="L2">
              <text:list-item>
                <text:p><text:span text:style-name="T4">Ospiti +2</text:span></text:p>
              </text:list-item>
              <text:list-item>
                <text:p><text:span text:style-name="T4">Imposta i secondi di partenza del timer (+1) </text:span></text:p>
              </text:list-item>
            </text:list>
          </draw:text-box>
        </draw:frame>
        <draw:frame draw:style-name="gr16" draw:layer="layout" svg:width="5.541cm" svg:height="1.787cm" svg:x="22.894cm" svg:y="7.484cm">
          <draw:text-box>
            <text:list text:style-name="L2">
              <text:list-item>
                <text:p><text:span text:style-name="T4">Ospiti -1</text:span></text:p>
              </text:list-item>
              <text:list-item>
                <text:p><text:span text:style-name="T4">Imposta i secondi di partenza del timer (-1)</text:span><text:span text:style-name="T3"> </text:span></text:p>
              </text:list-item>
            </text:list>
          </draw:text-box>
        </draw:frame>
        <draw:frame draw:style-name="gr17" draw:layer="layout" svg:width="5.811cm" svg:height="1.673cm" svg:x="22.889cm" svg:y="10.784cm">
          <draw:text-box>
            <text:list text:style-name="L2">
              <text:list-item>
                <text:p><text:span text:style-name="T4">Ospiti +3</text:span></text:p>
              </text:list-item>
              <text:list-item>
                <text:p><text:span text:style-name="T4">Imposta i secondi di partenza del timer (+5) </text:span></text:p>
              </text:list-item>
            </text:list>
          </draw:text-box>
        </draw:frame>
        <draw:line draw:style-name="gr18" draw:text-style-name="P1" draw:layer="layout" svg:x1="10.769cm" svg:y1="3.837cm" svg:x2="11.827cm" svg:y2="5.715cm">
          <text:p/>
        </draw:line>
        <draw:line draw:style-name="gr18" draw:text-style-name="P1" draw:layer="layout" svg:x1="19.232cm" svg:y1="3.732cm" svg:x2="19.972cm" svg:y2="8.588cm">
          <text:p/>
        </draw:line>
        <draw:line draw:style-name="gr18" draw:text-style-name="P1" draw:layer="layout" svg:x1="6.802cm" svg:y1="7.966cm" svg:x2="7.885cm" svg:y2="8.573cm">
          <text:p/>
        </draw:line>
        <draw:line draw:style-name="gr18" draw:text-style-name="P1" draw:layer="layout" svg:x1="6.805cm" svg:y1="11.435cm" svg:x2="11.8cm" svg:y2="10.637cm">
          <text:p/>
        </draw:line>
        <draw:line draw:style-name="gr18" draw:text-style-name="P1" draw:layer="layout" svg:x1="22.891cm" svg:y1="8.021cm" svg:x2="21.669cm" svg:y2="8.493cm">
          <text:p/>
        </draw:line>
        <draw:line draw:style-name="gr18" draw:text-style-name="P1" draw:layer="layout" svg:x1="22.785cm" svg:y1="11.594cm" svg:x2="17.727cm" svg:y2="10.531cm">
          <text:p/>
        </draw:line>
        <draw:line draw:style-name="gr18" draw:text-style-name="P1" draw:layer="layout" svg:x1="5.008cm" svg:y1="15.213cm" svg:x2="7.541cm" svg:y2="13.759cm">
          <text:p/>
        </draw:line>
        <draw:line draw:style-name="gr18" draw:text-style-name="P1" draw:layer="layout" svg:x1="10.725cm" svg:y1="16.906cm" svg:x2="12.039cm" svg:y2="13.732cm">
          <text:p/>
        </draw:line>
        <draw:line draw:style-name="gr18" draw:text-style-name="P1" draw:layer="layout" svg:x1="17.224cm" svg:y1="15.24cm" svg:x2="16.748cm" svg:y2="13.706cm">
          <text:p/>
        </draw:line>
        <draw:line draw:style-name="gr18" draw:text-style-name="P1" draw:layer="layout" svg:x1="24.095cm" svg:y1="16.484cm" svg:x2="21.669cm" svg:y2="13.52cm">
          <text:p/>
        </draw:line>
        <draw:frame draw:style-name="gr16" draw:layer="layout" svg:width="5.541cm" svg:height="1.673cm" svg:x="1.205cm" svg:y="3.63cm">
          <draw:text-box>
            <text:list text:style-name="L2">
              <text:list-item>
                <text:p><text:span text:style-name="T4">Casa +1</text:span></text:p>
              </text:list-item>
              <text:list-item>
                <text:p><text:span text:style-name="T4">Stampa la EEPROM su seriale (h)</text:span></text:p>
              </text:list-item>
            </text:list>
          </draw:text-box>
        </draw:frame>
        <draw:line draw:style-name="gr18" draw:text-style-name="P1" draw:layer="layout" svg:x1="6.754cm" svg:y1="4.398cm" svg:x2="7.889cm" svg:y2="5.631cm">
          <text:p/>
        </draw:line>
        <draw:frame draw:style-name="gr16" draw:layer="layout" svg:width="4.2cm" svg:height="1.313cm" svg:x="14.007cm" svg:y="2.98cm">
          <draw:text-box>
            <text:list text:style-name="L2">
              <text:list-item>
                <text:p><text:span text:style-name="T4">Casa +3</text:span></text:p>
              </text:list-item>
              <text:list-item>
                <text:p><text:span text:style-name="T4">Manuale tromba</text:span><text:span text:style-name="T3"> </text:span></text:p>
              </text:list-item>
            </text:list>
          </draw:text-box>
        </draw:frame>
        <draw:line draw:style-name="gr18" draw:text-style-name="P1" draw:layer="layout" svg:x1="16.488cm" svg:y1="4.316cm" svg:x2="16.665cm" svg:y2="5.2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DejaVu Sans Mono1" svg:font-family="'DejaVu Sans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277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16T23:01:47.499316355</dc:date>
    <meta:generator>LibreOffice/4.1.3.2$Linux_X86_64 LibreOffice_project/410m0$Build-2</meta:generator>
    <meta:editing-duration>PT1H10M31S</meta:editing-duration>
    <meta:editing-cycles>47</meta:editing-cycles>
    <meta:document-statistic meta:object-count="214"/>
  </office:meta>
</office:document-meta>
</file>